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rsid="001d5faa" officeooo:paragraph-rsid="001d5faa"/>
    </style:style>
    <style:style style:name="P2" style:family="paragraph" style:parent-style-name="Heading_20_3">
      <style:text-properties officeooo:paragraph-rsid="001d5faa"/>
    </style:style>
    <style:style style:name="P3" style:family="paragraph" style:parent-style-name="Heading_20_1">
      <style:text-properties officeooo:paragraph-rsid="001d5faa"/>
    </style:style>
    <style:style style:name="P4" style:family="paragraph" style:parent-style-name="Text_20_body">
      <style:text-properties officeooo:rsid="001d5faa" officeooo:paragraph-rsid="001d5faa"/>
    </style:style>
    <style:style style:name="P5" style:family="paragraph" style:parent-style-name="Text_20_body">
      <style:text-properties officeooo:paragraph-rsid="001d5faa"/>
    </style:style>
    <style:style style:name="P6" style:family="paragraph" style:parent-style-name="Text_20_body">
      <style:text-properties officeooo:paragraph-rsid="001ed5dd"/>
    </style:style>
    <style:style style:name="P7" style:family="paragraph" style:parent-style-name="Text_20_body">
      <style:paragraph-properties fo:line-height="150%" fo:text-align="start" style:justify-single-word="false"/>
      <style:text-properties officeooo:paragraph-rsid="001d5faa"/>
    </style:style>
    <style:style style:name="T1" style:family="text">
      <style:text-properties officeooo:rsid="001d5faa"/>
    </style:style>
    <style:style style:name="T2" style:family="text">
      <style:text-properties officeooo:rsid="001ed5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面向对象的三大特征和六大原则</text:p>
      <text:h text:style-name="P3" text:outline-level="1"><text:span text:style-name="T1">一.</text:span>面相对象</text:h>
      <text:h text:style-name="P3" text:outline-level="1"><text:span text:style-name="T1">二.面向对象的三大原则</text:span></text:h>
      <text:h text:style-name="P2" text:outline-level="3">1.封装</text:h>
      <text:p text:style-name="P5"><text:tab/> 核心设计思想: <text:tab/>分,隐藏;</text:p>
      <text:h text:style-name="P2" text:outline-level="3"><text:span text:style-name="T1">2.继承 <text:s/></text:span></text:h>
      <text:p text:style-name="P5"><text:tab/> 核心设计思想: <text:tab/>抽象,共性,统一,隔离;</text:p>
      <text:h text:style-name="P2" text:outline-level="3"><text:span text:style-name="T1">3.多态</text:span></text:h>
      <text:p text:style-name="P5"><text:tab/> 核心设计思想: <text:tab/>一种行为的不同表现形式.</text:p>
      <text:p text:style-name="P4"/>
      <text:h text:style-name="P3" text:outline-level="1"><text:span text:style-name="T1">三.面向对象的六大原则</text:span></text:h>
      <text:h text:style-name="P1" text:outline-level="3">1.开闭原则</text:h>
      <text:p text:style-name="P5"><text:tab/> 代码可以新增,但不可以修改客户端代码.</text:p>
      <text:p text:style-name="P5"><text:tab/> 对扩展开放,对更改封闭。</text:p>
      <text:p text:style-name="P5"><text:tab/> 为一个软件系统增加新功能时,只需要从原来的系统派生出一些新类就可以,不需要修改原来的任何一行代码。</text:p>
      <text:h text:style-name="P1" text:outline-level="3">2.单一职责</text:h>
      <text:p text:style-name="P5"><text:tab/> 把变化的行为封装成一个类,以免违反开闭原则.</text:p>
      <text:p text:style-name="P5"><text:tab/> 一个类应该仅有一个引起它变化的原因</text:p>
      <text:h text:style-name="P1" text:outline-level="3">3.依赖倒置</text:h>
      <text:p text:style-name="P5"><text:tab/> 基类不可以依赖派生类,但派生类可以依赖基类.</text:p>
      <text:p text:style-name="P5"><text:tab/> 在引入抽象层后,系统将具有很好的灵活性,在程序中尽量使用抽象层进行编程,而将具体类写在配置文件中,这样一来,如果系统行为发生变化,只需要对抽象层进行扩展,并修改配置文件,而无须修改原有系统的源代码,在不修改的情况下来扩展系统的功能,满足开闭原则的要求。</text:p>
      <text:p text:style-name="P5"><text:soft-page-break/></text:p>
      <text:h text:style-name="P1" text:outline-level="3">4.组合复用</text:h>
      <text:p text:style-name="P6"><text:tab/> 调用者可以依赖抽象类<text:span text:style-name="T2">(基类),调用基类来执行派生类.但不可以与派生类产生依赖关系,否则,违背了开闭原则和单一原则.</text:span></text:p>
      <text:h text:style-name="P1" text:outline-level="3">5.里氏替换</text:h>
      <text:p text:style-name="P5"><text:tab/> 派生类对象替换基类对象,程序还可以完美运行.</text:p>
      <text:p text:style-name="P5"><text:tab/> 子类必须能够替换任何地方的父类</text:p>
      <text:h text:style-name="P1" text:outline-level="3">6.迪米特法则</text:h>
      <text:p text:style-name="P5"><text:tab/> 低耦合.派生类之间应减少其耦合度,以免一个变化而牵连到另一个.</text:p>
      <text:p text:style-name="P7"><text:tab/> 应该尽量减少对象之间的交互,如果两个对象之间不必彼此直接通信,那么这两个对象就不应当发生任何直接的相互作用,如果其中的一个对象需要调用另一个对象的某一个方法的话,可以通过第三者转发这个调用。简言之,就是通过引入一个合理的第三者来降低现有对象之间的耦合度。</text:p>
      <text:p text:style-name="P7"><text:tab/> 一个对象应当对其他对象有尽可能少的了解.</text:p>
      <text:p text:style-name="P5"/>
      <text:p text:style-name="Text_20_body"/>
      <text:p text:style-name="P4"/>
      <text:p text:style-name="Text_20_body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20:42:48.554837543</meta:creation-date>
    <dc:date>2019-07-16T21:23:55.690134088</dc:date>
    <meta:editing-duration>PT8M36S</meta:editing-duration>
    <meta:editing-cycles>1</meta:editing-cycles>
    <meta:document-statistic meta:table-count="0" meta:image-count="0" meta:object-count="0" meta:page-count="2" meta:paragraph-count="30" meta:word-count="670" meta:character-count="722" meta:non-whitespace-character-count="680"/>
    <meta:generator>LibreOffice/6.0.7.3$Linux_X86_64 LibreOffice_project/00m0$Build-3</meta:generator>
  </office:meta>
</office:document-meta>
</file>